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98in"/>
    </style:style>
    <style:style style:name="co3" style:family="table-column">
      <style:table-column-properties fo:break-before="auto" style:column-width="1.5839in"/>
    </style:style>
    <style:style style:name="co4" style:family="table-column">
      <style:table-column-properties fo:break-before="auto" style:column-width="1.420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555in" fo:break-before="auto" style:use-optimal-row-height="false"/>
    </style:style>
    <style:style style:name="ro3" style:family="table-row">
      <style:table-row-properties style:row-height="1.0465in" fo:break-before="auto" style:use-optimal-row-height="false"/>
    </style:style>
    <style:style style:name="ro4" style:family="table-row">
      <style:table-row-properties style:row-height="0.6634in" fo:break-before="auto" style:use-optimal-row-height="false"/>
    </style:style>
    <style:style style:name="ro5" style:family="table-row">
      <style:table-row-properties style:row-height="0.798in" fo:break-before="auto" style:use-optimal-row-height="false"/>
    </style:style>
    <style:style style:name="ro6" style:family="table-row">
      <style:table-row-properties style:row-height="0.8909in" fo:break-before="auto" style:use-optimal-row-height="false"/>
    </style:style>
    <style:style style:name="ro7" style:family="table-row">
      <style:table-row-properties style:row-height="1.10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000000"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" table:default-cell-style-name="Default"/>
        <table:table-row table:style-name="ro2">
          <table:table-cell table:style-name="ce1" office:value-type="string">
            <text:p>Risk</text:p>
          </table:table-cell>
          <table:table-cell table:style-name="ce1" office:value-type="string">
            <text:p>Risk Resolution </text:p>
            <text:p>Measures</text:p>
          </table:table-cell>
          <table:table-cell table:style-name="ce1" office:value-type="string">
            <text:p>Justification</text:p>
          </table:table-cell>
          <table:table-cell table:number-columns-repeated="2"/>
        </table:table-row>
        <table:table-row table:style-name="ro3">
          <table:table-cell office:value-type="string">
            <text:p>Developing the</text:p>
            <text:p>Wrong functions</text:p>
            <text:p>And properties</text:p>
          </table:table-cell>
          <table:table-cell office:value-type="string">
            <text:p>Have programmers</text:p>
            <text:p>Spend more time </text:p>
            <text:p>Ensuring functionality</text:p>
            <text:p>And working database</text:p>
            <text:p/>
          </table:table-cell>
          <table:table-cell office:value-type="string">
            <text:p>There is extra time</text:p>
            <text:p>Available to spend </text:p>
            <text:p>On this, as </text:p>
            <text:p>Expressed in effort</text:p>
            <text:p>Estimation</text:p>
          </table:table-cell>
          <table:table-cell table:number-columns-repeated="2"/>
        </table:table-row>
        <table:table-row table:style-name="ro4">
          <table:table-cell office:value-type="string">
            <text:p>Developing the </text:p>
            <text:p>Wrong user</text:p>
            <text:p>Interface</text:p>
          </table:table-cell>
          <table:table-cell office:value-type="string">
            <text:p>Create UI mockup </text:p>
            <text:p>In a diagram </text:p>
          </table:table-cell>
          <table:table-cell office:value-type="string">
            <text:p>Diagram will map</text:p>
            <text:p>Functionality</text:p>
          </table:table-cell>
          <table:table-cell table:number-columns-repeated="2"/>
        </table:table-row>
        <table:table-row table:style-name="ro5">
          <table:table-cell office:value-type="string">
            <text:p>Real-time</text:p>
            <text:p>Performance</text:p>
            <text:p>Shortfalls</text:p>
          </table:table-cell>
          <table:table-cell office:value-type="string">
            <text:p>Test functions</text:p>
          </table:table-cell>
          <table:table-cell office:value-type="string">
            <text:p>Tester will observe</text:p>
            <text:p>Query speeds and </text:p>
            <text:p>Functionality</text:p>
          </table:table-cell>
          <table:table-cell table:number-columns-repeated="2"/>
        </table:table-row>
        <table:table-row table:style-name="ro6">
          <table:table-cell office:value-type="string">
            <text:p>personnel</text:p>
            <text:p>Shortfalls</text:p>
          </table:table-cell>
          <table:table-cell office:value-type="string">
            <text:p>Ensure personnel hired</text:p>
            <text:p>Has proper training and</text:p>
            <text:p>Is well-cared for</text:p>
          </table:table-cell>
          <table:table-cell office:value-type="string">
            <text:p>surplus in time </text:p>
            <text:p>Will save money, </text:p>
            <text:p>Allowing for better</text:p>
            <text:p>Care spent on team</text:p>
          </table:table-cell>
          <table:table-cell table:number-columns-repeated="2"/>
        </table:table-row>
        <table:table-row table:style-name="ro7">
          <table:table-cell office:value-type="string">
            <text:p>continuing stream</text:p>
            <text:p>Of requirements</text:p>
            <text:p>Changes</text:p>
          </table:table-cell>
          <table:table-cell office:value-type="string">
            <text:p>Ensure software is</text:p>
            <text:p>Designed for change</text:p>
          </table:table-cell>
          <table:table-cell office:value-type="string">
            <text:p>Re-usable code and</text:p>
            <text:p>Design for change </text:p>
            <text:p>Will ensure that </text:p>
            <text:p>New requirements</text:p>
            <text:p>Can be met. </text:p>
          </table:table-cell>
          <table:table-cell/>
          <table:table-cell table:style-name="ce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7">07/17/2018</text:date>, <text:time>20:4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M19S</meta:editing-duration>
    <meta:editing-cycles>4</meta:editing-cycles>
    <meta:generator>OpenOffice/4.1.4$Win32 OpenOffice.org_project/414m5$Build-9788</meta:generator>
    <dc:date>2018-07-17T20:40:14.86</dc:date>
    <dc:creator>Mark Whatev</dc:creator>
    <meta:document-statistic meta:table-count="3" meta:cell-count="18" meta:object-count="0"/>
    <meta:user-defined meta:name="Info 1"/>
    <meta:user-defined meta:name="Info 2"/>
    <meta:user-defined meta:name="Info 3"/>
    <meta:user-defined meta:name="Info 4"/>
  </office:meta>
</office:document-meta>
</file>